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Bot API</text:p>
      <text:p text:style-name="Standard"/>
      <text:p text:style-name="Standard"/>
      <text:h text:style-name="Heading1" text:outline-level="1">Gobals</text:h>
      <text:p text:style-name="Standard"/>
      <text:p text:style-name="Standard">Globals.SLOW</text:p>
      <text:p text:style-name="Standard">Globals.MEDIUM</text:p>
      <text:p text:style-name="Standard">Globals.FAST</text:p>
      <text:p text:style-name="Standard"/>
      <text:p text:style-name="Standard">Globals.RIGHT</text:p>
      <text:p text:style-name="Standard">Globals.LEFT</text:p>
      <text:p text:style-name="Standard"/>
      <text:h text:style-name="Heading1" text:outline-level="1">Turning</text:h>
      <text:p text:style-name="Standard"/>
      <text:p text:style-name="Standard"/>
      <text:p text:style-name="Standard">self.turn_left(speed=Globals.SLOW)</text:p>
      <text:p text:style-name="Standard"/>
      <text:p text:style-name="Standard">self.turn_right(speed=Globals.SLOW)</text:p>
      <text:p text:style-name="Standard"/>
      <text:p text:style-name="Standard">self.turn_towards(x, y, speed,<text:s/>direction=Globals.RIGHT)</text:p>
      <text:p text:style-name="Standard"/>
      <text:p text:style-name="Standard"/>
      <text:h text:style-name="Heading1" text:outline-level="1">Driving</text:h>
      <text:p text:style-name="Standard"/>
      <text:p text:style-name="Standard"/>
      <text:p text:style-name="Standard">self.drive_forward(speed)</text:p>
      <text:p text:style-name="Standard"/>
      <text:p text:style-name="Standard">self.drive_backward()</text:p>
      <text:p text:style-name="Standard"/>
      <text:p text:style-name="Standard"/>
      <text:h text:style-name="Heading1" text:outline-level="1">Other objects<text:s/>in the room</text:h>
      <text:p text:style-name="Standard"/>
      <text:p text:style-name="Standard">self.red_flag</text:p>
      <text:p text:style-name="Standard"/>
      <text:p text:style-name="Standard">self.blue_flag</text:p>
      <text:p text:style-name="Standard"/>
      <text:p text:style-name="Standard">self.red_bots[]</text:p>
      <text:p text:style-name="Standard"/>
      <text:p text:style-name="Standard">self.blue_bots[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UCKER, Steve (stuck63)</dc:creator>
    <meta:creation-date>2018-09-06T16:02:00Z</meta:creation-date>
    <dc:date>2018-09-13T09:52:00Z</dc:date>
    <meta:template xlink:href="Normal.dotm" xlink:type="simple"/>
    <meta:editing-cycles>3</meta:editing-cycles>
    <meta:editing-duration>PT1440S</meta:editing-duration>
    <meta:document-statistic meta:page-count="1" meta:paragraph-count="1" meta:word-count="57" meta:character-count="381" meta:row-count="2" meta:non-whitespace-character-count="325"/>
  </office:meta>
</office:document-meta>
</file>